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ff0000" draw:marker-start-width="0.15cm" draw:marker-end="Linienspitzen_20_1" draw:marker-end-width="0.4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1.65cm" fo:min-width="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0.65cm" fo:min-width="1.3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0.65cm" fo:min-width="0.9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0.798cm" fo:min-width="0.017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1cm" fo:min-width="0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0000" draw:marker-start-width="0.15cm" draw:marker-end-width="0.1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0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3.15cm" fo:min-width="2.9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000000" loext:opacity="100%" loext:color-lum-mod="100%" loext:color-lum-off="0%" fo:font-size="22pt" fo:language="zxx" fo:country="none" fo:font-style="normal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fo:font-size="22pt" fo:language="zxx" fo:country="none" fo:font-style="normal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8" style:family="paragraph">
      <style:paragraph-properties fo:text-align="center"/>
      <style:text-properties fo:color="#ff0000" loext:opacity="100%"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0000" loext:opacity="100%" loext:color-lum-mod="100%" loext:color-lum-off="0%" fo:font-size="18pt" fo:language="zxx" fo:country="none" fo:font-style="normal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22pt" fo:language="zxx" fo:country="none" fo:font-style="normal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2" style:family="paragraph">
      <style:paragraph-properties fo:text-align="end"/>
      <style:text-properties fo:font-size="16pt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6pt" fo:language="zxx" fo:country="none" fo:font-style="normal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fo:font-size="22pt" fo:language="zxx" fo:country="none" fo:font-style="normal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" style:family="text">
      <style:text-properties fo:color="#ff0000" loext:opacity="100%" fo:font-size="18pt" fo:language="zxx" fo:country="none" fo:font-style="normal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" style:family="text">
      <style:text-properties fo:color="#000000" loext:opacity="100%" fo:font-size="16pt" fo:language="zxx" fo:country="none" fo:font-style="normal" style:font-size-asian="12pt" style:language-asian="zxx" style:country-asian="none" style:font-style-asian="italic" style:font-size-complex="12pt" style:language-complex="zxx" style:country-complex="none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2.5cm" svg:y1="9.4cm" svg:x2="11.058cm" svg:y2="7.169cm">
          <text:p/>
        </draw:line>
        <draw:custom-shape draw:style-name="gr2" draw:text-style-name="P2" draw:layer="layout" svg:width="4.5cm" svg:height="2cm" draw:transform="rotate (1.5707963267949) translate (18cm 12.50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9cm" svg:height="1cm" draw:transform="rotate (1.5707963267949) translate (18.5cm 8.00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1cm" draw:transform="rotate (1.5707963267949) translate (18.5cm 6.01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3cm" svg:height="1.5cm" svg:x="18.487cm" svg:y="3cm">
          <text:p/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draw:frame draw:style-name="gr6" draw:text-style-name="P5" draw:layer="layout" svg:width="5.7cm" svg:height="4.591cm" svg:x="20cm" svg:y="3cm">
          <draw:text-box>
            <text:p text:style-name="P4"><text:span text:style-name="T1">Tip (Detector)</text:span></text:p>
            <text:p text:style-name="P4"><text:span text:style-name="T1"/></text:p>
            <text:p text:style-name="P4"><text:span text:style-name="T1">Ring (Emitter)</text:span></text:p>
            <text:p text:style-name="P4"><text:span text:style-name="T1"/></text:p>
            <text:p text:style-name="P4"><text:span text:style-name="T1">Sleeve (GND)</text:span></text:p>
          </draw:text-box>
        </draw:frame>
        <draw:frame draw:style-name="gr7" draw:text-style-name="P7" draw:layer="layout" svg:width="4.5cm" svg:height="2.091cm" svg:x="6.921cm" svg:y="8.672cm">
          <draw:text-box>
            <text:p text:style-name="P6"><text:span text:style-name="T1">CNY70</text:span></text:p>
            <text:p text:style-name="P6"><text:span text:style-name="T1">(Top View)</text:span></text:p>
          </draw:text-box>
        </draw:frame>
        <draw:line draw:style-name="gr8" draw:text-style-name="P1" draw:layer="layout" svg:x1="5cm" svg:y1="7.9cm" svg:x2="13cm" svg:y2="7.9cm">
          <text:p/>
        </draw:line>
        <draw:line draw:style-name="gr9" draw:text-style-name="P1" draw:layer="layout" svg:x1="10.92cm" svg:y1="7.64cm" svg:x2="10.92cm" svg:y2="6.14cm">
          <text:p/>
        </draw:line>
        <draw:frame draw:style-name="gr10" draw:text-style-name="P9" draw:layer="layout" svg:width="4.5cm" svg:height="1.091cm" svg:x="11.5cm" svg:y="9.309cm">
          <draw:text-box>
            <text:p text:style-name="P8"><text:span text:style-name="T2">Marking Area</text:span></text:p>
          </draw:text-box>
        </draw:frame>
        <draw:line draw:style-name="gr8" draw:text-style-name="P1" draw:layer="layout" svg:x1="5.1cm" svg:y1="5.9cm" svg:x2="13cm" svg:y2="5.9cm">
          <text:p/>
        </draw:line>
        <draw:custom-shape draw:style-name="gr11" draw:text-style-name="P3" draw:layer="layout" svg:width="3.5cm" svg:height="3.5cm" draw:transform="rotate (1.5707963267949) translate (7.3cm 8.7cm)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2.827cm" svg:height="1.119cm" svg:x="3.073cm" svg:y="5.306cm">
          <draw:text-box>
            <text:p text:style-name="P10"><text:span text:style-name="T1">Ring <text:s text:c="37"/>Sleeve</text:span></text:p>
          </draw:text-box>
        </draw:frame>
        <draw:frame draw:style-name="gr12" draw:text-style-name="P11" draw:layer="layout" svg:width="12.827cm" svg:height="1.119cm" svg:x="2.274cm" svg:y="7.307cm">
          <draw:text-box>
            <text:p text:style-name="P10"><text:span text:style-name="T1">Sleeve <text:s text:c="37"/>Tip</text:span></text:p>
          </draw:text-box>
        </draw:frame>
        <draw:frame draw:style-name="gr13" draw:text-style-name="P13" draw:layer="layout" svg:width="2.827cm" svg:height="0.878cm" draw:transform="rotate (1.5707963267949) translate (9.661cm 8.248cm)">
          <draw:text-box>
            <text:p text:style-name="P12"><text:span text:style-name="T3">Detector</text:span></text:p>
          </draw:text-box>
        </draw:frame>
        <draw:frame draw:style-name="gr13" draw:text-style-name="P13" draw:layer="layout" svg:width="2.827cm" svg:height="0.878cm" draw:transform="rotate (1.5707963267949) translate (7.561cm 8.049cm)">
          <draw:text-box>
            <text:p text:style-name="P12"><text:span text:style-name="T3">Emitter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1:44:39.048134978</meta:creation-date>
    <dc:date>2023-02-21T22:32:54.312817221</dc:date>
    <meta:editing-duration>PT27M26S</meta:editing-duration>
    <meta:editing-cycles>4</meta:editing-cycles>
    <meta:generator>LibreOffice/7.4.4.2$Linux_X86_64 LibreOffice_project/40$Build-2</meta:generator>
    <meta:document-statistic meta:object-count="39"/>
  </office:meta>
</office:document-meta>
</file>